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815cm" style:rel-column-width="2730*"/>
    </style:style>
    <style:style style:name="Table1.B" style:family="table-column">
      <style:table-column-properties style:column-width="14.185cm" style:rel-column-width="804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text-properties style:font-name="Cambria" fo:font-size="14pt" style:font-size-asian="14pt" style:font-size-complex="14pt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2" style:font-name-complex="Times New Roman2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2" style:font-name-complex="Times New Roman2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77.png" xlink:type="simple" xlink:show="embed" xlink:actuate="onLoad"/></draw:frame></text:p>
          </table:table-cell>
          <table:table-cell table:style-name="Table1.B1" office:value-type="string">
            <text:h text:style-name="P7" text:outline-level="1">Логарифм десятичный с защитой 0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9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4.369cm" svg:height="1.769cm" draw:z-index="1"><draw:image xlink:href="../images/017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<text:span text:style-name="T2">векторизован</text:span><text:span text:style-name="T1">, </text:span>возвращает выходное значение, вычисленное по алгоритму:</text:p>
            <text:p text:style-name="P5"><draw:frame draw:style-name="fr3" draw:name="Object1" text:anchor-type="as-char" svg:width="11.73cm" svg:height="1.916cm" draw:z-index="2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4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4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/draw:frame>– вхо<text:span text:style-name="T7">дно</text:span><text:span text:style-name="T8">й и выходной сигналы,</text:span></text:p>
            <text:p text:style-name="P4"><text:span text:style-name="T8"><draw:frame draw:style-name="fr3" draw:name="Объект1" text:anchor-type="as-char" svg:width="0.46cm" svg:height="0.549cm" draw:z-index="5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8"> – константа, определяющая ограничение «снизу».</text:span></text:p>
            <text:p text:style-name="P6">Таким образом, блок работоспособен при любых изменениях входного сигнала, а расчет не останавливается при пересечении входным сигналом нуля.</text:p>
            <text:p text:style-name="P4"><text:span text:style-name="T2">Свойства</text:span>:</text:p>
            <text:list xml:id="list238797961953783864" text:style-name="L1">
              <text:list-item>
                <text:p text:style-name="P8"><text:span text:style-name="T17">Амплитуда – коэффициент</text:span><text:span text:style-name="T17"><draw:frame draw:style-name="fr3" draw:name="Объект4" text:anchor-type="as-char" svg:width="0.482cm" svg:height="0.549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17">Частота – коэффициент</text:span><text:span text:style-name="T17"><draw:frame draw:style-name="fr3" draw:name="Объект6" text:anchor-type="as-char" svg:width="0.55cm" svg:height="0.28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3">Фаза</text:span><text:span text:style-name="T17"> – коэффициент</text:span><text:span text:style-name="T17"><draw:frame draw:style-name="fr3" draw:name="Объект5" text:anchor-type="as-char" svg:width="0.566cm" svg:height="0.549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.</text:span></text:p>
              </text:list-item>
              <text:list-item>
                <text:p text:style-name="P8"><text:span text:style-name="T17">Значение выхода при </text:span><text:span text:style-name="T10">x&lt;=0 – коэффициент</text:span><text:span text:style-name="T10"><draw:frame draw:style-name="fr3" draw:name="Объект7" text:anchor-type="as-char" svg:width="0.46cm" svg:height="0.549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0">.</text:span></text:p>
              </text:list-item>
            </text:list>
            <text:p text:style-name="P4"><text:span text:style-name="T1">Свойства</text:span> могут быть векторами, размерности которых должны быть равны размерности входа, в этом случае на выходе будет также вектор.</text:p>
            <text:p text:style-name="P4"><text:span text:style-name="T16">Примечания</text:span>:</text:p>
            <text:list xml:id="list2836061316966757044" text:style-name="L2">
              <text:list-item>
                <text:p text:style-name="P9"><text:span text:style-name="T4">По умолчанию данный блок реализует логарифмическое десятичное преобразование входного сигнала (скалярного или векторного) с коэффициентами</text:span><text:span text:style-name="T4"><draw:frame draw:style-name="fr3" draw:name="Object3" text:anchor-type="as-char" svg:width="4.025cm" svg:height="0.549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4">.</text:span></text:p>
              </text:list-item>
              <text:list-item>
                <text:p text:style-name="P10"><text:span text:style-name="T11">Именованные свойства </text:span><text:span text:style-name="T6">могут быть заданы </text:span><text:span text:style-name="T11">как </text:span><text:span text:style-name="T14">локальные</text:span><text:span text:style-name="T11"> переменные модели (или субмодели) во вкладке </text:span><text:span text:style-name="T14">Параметры,</text:span><text:span text:style-name="T11"> как </text:span><text:span text:style-name="T14">глобальные</text:span><text:span text:style-name="T11"> сигналы проекта при помощи пункта главного меню </text:span><text:span text:style-name="T5">Сервис</text:span><text:span text:style-name="T11"> </text:span><text:span text:style-name="T12">→</text:span><text:span text:style-name="T13"> </text:span><text:span text:style-name="T15">Сигналы,</text:span><text:span text:style-name="T11"> </text:span><text:span text:style-name="T6">или как </text:span><text:span text:style-name="T5">внешние</text:span><text:span text:style-name="T6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огарифм натуральный</dc:title>
    <dc:date>2014-12-01T15:37:39.73</dc:date>
    <meta:generator>OpenOffice/4.1.1$Win32 OpenOffice.org_project/411m6$Build-9775</meta:generator>
    <meta:editing-duration>PT2H37M23S</meta:editing-duration>
    <meta:editing-cycles>158</meta:editing-cycles>
    <meta:document-statistic meta:table-count="1" meta:image-count="2" meta:object-count="9" meta:page-count="1" meta:paragraph-count="21" meta:word-count="155" meta:character-count="1074"/>
  </office:meta>
</office:document-meta>
</file>

<file path=Object 1/content.xml><?xml version="1.0" encoding="utf-8"?>
<math xmlns="http://www.w3.org/1998/Math/MathML">
  <semantics>
    <mrow>
      <mi>b</mi>
    </mrow>
    <annotation encoding="StarMath 5.0">b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 =1,~ f=0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a</mi>
                      <mo stretchy="false">⋅</mo>
                      <mi>log</mi>
                    </mrow>
                    <mrow>
                      <mo stretchy="false">(</mo>
                      <mrow>
                        <mrow>
                          <mo stretchy="false">ω</mo>
                          <mo stretchy="false">⋅</mo>
                          <mi>x</mi>
                        </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+</mo>
                          <mi>f</mi>
                        </mrow>
                      </mrow>
                      <mo stretchy="false">)</mo>
                    </mrow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>,</mi>
                  </mrow>
                </mtd>
              </mtr>
              <mtr>
                <mtd>
                  <mrow>
                    <mi>b</mi>
                    <mi>,</mi>
                    <mi/>
                    <mi mathvariant="italic">пр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≤</mo>
                      <mn>0,</mn>
                    </mrow>
                  </mrow>
                </mtd>
              </mtr>
              <mtr>
                <mtd>
                  <mrow>
                    <mi>b</mi>
                    <mi>,</mi>
                    <mi/>
                    <mi mathvariant="italic">если</mi>
                    <mi/>
                    <mrow>
                      <mo stretchy="false">ω</mo>
                      <mo stretchy="false">⋅</mo>
                      <mi>x</mi>
                    </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+</mo>
                        <mi>f</mi>
                      </mrow>
                      <mo stretchy="false">&gt;</mo>
                      <mn>0</mn>
                    </mrow>
                    <mi/>
                    <mi>и</mi>
                    <mi/>
                    <mrow>
                      <mi>a</mi>
                      <mo stretchy="false">⋅</mo>
                      <mi>log</mi>
                    </mrow>
                    <mrow>
                      <mrow>
                        <mo stretchy="false">(</mo>
                        <mrow>
                          <mrow>
                            <mo stretchy="false">ω</mo>
                            <mo stretchy="false">⋅</mo>
                            <mi>x</mi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f</mi>
                          </mrow>
                        </mrow>
                        <mo stretchy="false">)</mo>
                      </mrow>
                      <mo stretchy="false">&lt;</mo>
                      <mi>b</mi>
                    </mrow>
                    <mn>.</mn>
                  </mrow>
                </mtd>
              </mtr>
            </mtable>
          </mrow>
        </mrow>
      </mrow>
    </mrow>
    <annotation encoding="StarMath 5.0">y(t) = left lbrace stack{
alignl a cdot log (%omega cdot x(t) + f) ,~при~ %omega cdot x(t) + f &gt; 0 , #
alignl b , ~при~ %omega cdot x(t) + f &lt;= 0, #
alignl b , ~если~ %omega cdot x(t) + f &gt; 0 ~и~ a cdot log (%omega cdot x(t) + f) &lt; b .}
right none</annotation>
  </semantics>
</math>
</file>